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6cm" fo:min-width="17.191cm"/>
    </style:style>
    <style:style style:name="gr2" style:family="graphic" style:parent-style-name="standard">
      <style:graphic-properties draw:textarea-horizontal-align="justify" draw:textarea-vertical-align="middle" draw:auto-grow-height="false" fo:min-height="1.446cm" fo:min-width="15.461cm"/>
    </style:style>
    <style:style style:name="gr3" style:family="graphic" style:parent-style-name="standard">
      <style:graphic-properties draw:fill-color="#add58a" draw:textarea-horizontal-align="justify" draw:textarea-vertical-align="middle" draw:auto-grow-height="false" fo:min-height="1.446cm" fo:min-width="17.326cm"/>
    </style:style>
    <style:style style:name="gr4" style:family="graphic" style:parent-style-name="standard">
      <style:graphic-properties draw:textarea-horizontal-align="justify" draw:textarea-vertical-align="middle" draw:auto-grow-height="false" fo:min-height="1.446cm" fo:min-width="13.9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add58a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7.691cm" svg:height="1.696cm" svg:x="1.964cm" svg:y="1.199cm">
          <text:p text:style-name="P1">marla_BACKEND_REQUEST_WRITING_REQUEST_LI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15.961cm" svg:height="1.696cm" svg:x="2.829cm" svg:y="4.134cm">
          <text:p text:style-name="P1">marla_BACKEND_REQUEST_WRITING_HEAD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17.826cm" svg:height="1.696cm" svg:x="1.896cm" svg:y="7.069cm">
          <text:p text:style-name="P1">marla_BACKEND_REQUEST_WRITING_REQUEST_BO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14.467cm" svg:height="1.696cm" svg:x="3.576cm" svg:y="10.004cm">
          <text:p text:style-name="P1">marla_BACKEND_REQUEST_DONE_WRIT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type="line" svg:x1="10.809cm" svg:y1="2.895cm" svg:x2="10.809cm" svg:y2="4.134cm" draw:start-shape="id1" draw:start-glue-point="2" draw:end-shape="id2" svg:d="M10809 2895v1239" svg:viewBox="0 0 1 1240">
          <text:p/>
        </draw:connector>
        <draw:connector draw:style-name="gr5" draw:text-style-name="P3" draw:layer="layout" draw:type="line" svg:x1="10.81cm" svg:y1="5.83cm" svg:x2="10.809cm" svg:y2="7.069cm" draw:start-shape="id2" draw:start-glue-point="6" draw:end-shape="id3" svg:d="M10810 5830l-1 1239" svg:viewBox="0 0 2 1240">
          <text:p/>
        </draw:connector>
        <draw:connector draw:style-name="gr5" draw:text-style-name="P3" draw:layer="layout" draw:type="line" svg:x1="10.809cm" svg:y1="8.765cm" svg:x2="10.809cm" svg:y2="10.004cm" draw:start-shape="id3" draw:end-shape="id4" svg:d="M10809 8765v1239" svg:viewBox="0 0 1 12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8:25:35.226903685</meta:creation-date>
    <dc:date>2018-02-14T18:53:22.107712039</dc:date>
    <meta:editing-duration>PT6M12S</meta:editing-duration>
    <meta:editing-cycles>3</meta:editing-cycles>
    <meta:generator>LibreOffice/5.4.4.2$Linux_X86_64 LibreOffice_project/40$Build-2</meta:generator>
    <meta:document-statistic meta:object-count="7"/>
  </office:meta>
</office:document-meta>
</file>